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Standard">
      <style:paragraph-properties style:page-number="auto"/>
      <style:text-properties officeooo:rsid="17a8c28b" officeooo:paragraph-rsid="17a8c28b"/>
    </style:style>
    <style:style style:name="P2" style:family="paragraph" style:parent-style-name="Text_20_body">
      <style:text-properties officeooo:rsid="17a8c28b" officeooo:paragraph-rsid="17a8c28b"/>
    </style:style>
    <style:style style:name="P3" style:family="paragraph" style:parent-style-name="Text_20_body">
      <style:text-properties officeooo:rsid="17aa26b3" officeooo:paragraph-rsid="17aa26b3"/>
    </style:style>
    <style:style style:name="P4" style:family="paragraph" style:parent-style-name="Text_20_body">
      <style:text-properties officeooo:rsid="17ac23fb" officeooo:paragraph-rsid="17aa26b3"/>
    </style:style>
    <style:style style:name="P5" style:family="paragraph" style:parent-style-name="Text_20_body">
      <style:text-properties officeooo:rsid="17ac23fb" officeooo:paragraph-rsid="17ac23fb"/>
    </style:style>
    <style:style style:name="P6" style:family="paragraph" style:parent-style-name="Text_20_body">
      <style:text-properties officeooo:rsid="17adade7" officeooo:paragraph-rsid="17adade7"/>
    </style:style>
    <style:style style:name="P7" style:family="paragraph" style:parent-style-name="Text_20_body">
      <style:text-properties officeooo:rsid="17af1a38" officeooo:paragraph-rsid="17af1a38"/>
    </style:style>
    <style:style style:name="P8" style:family="paragraph" style:parent-style-name="Text_20_body">
      <style:text-properties officeooo:rsid="17b08514" officeooo:paragraph-rsid="17b08514"/>
    </style:style>
    <style:style style:name="P9" style:family="paragraph" style:parent-style-name="Text_20_body">
      <style:text-properties officeooo:rsid="17b11f3a" officeooo:paragraph-rsid="17b11f3a"/>
    </style:style>
    <style:style style:name="P10" style:family="paragraph" style:parent-style-name="Text_20_body">
      <style:text-properties officeooo:rsid="17b2d6d1" officeooo:paragraph-rsid="17b2d6d1"/>
    </style:style>
    <style:style style:name="T1" style:family="text">
      <style:text-properties fo:language="cs" fo:country="CZ"/>
    </style:style>
    <style:style style:name="T2" style:family="text">
      <style:text-properties fo:language="cs" fo:country="CZ" officeooo:rsid="17adade7"/>
    </style:style>
    <style:style style:name="T3" style:family="text">
      <style:text-properties fo:language="cs" fo:country="CZ" officeooo:rsid="17af1a38"/>
    </style:style>
    <style:style style:name="T4" style:family="text">
      <style:text-properties fo:language="cs" fo:country="CZ" officeooo:rsid="17aff679"/>
    </style:style>
    <style:style style:name="T5" style:family="text">
      <style:text-properties fo:language="cs" fo:country="CZ" officeooo:rsid="17b2d6d1"/>
    </style:style>
    <style:style style:name="T6" style:family="text">
      <style:text-properties fo:language="cs" fo:country="CZ" officeooo:rsid="17b35c7d"/>
    </style:style>
    <style:style style:name="T7" style:family="text">
      <style:text-properties fo:language="cs" fo:country="CZ" officeooo:rsid="17b38eec"/>
    </style:style>
    <style:style style:name="T8" style:family="text">
      <style:text-properties fo:language="en" fo:country="US"/>
    </style:style>
    <style:style style:name="T9" style:family="text">
      <style:text-properties fo:language="en" fo:country="US" officeooo:rsid="17aff679"/>
    </style:style>
    <style:style style:name="T10" style:family="text">
      <style:text-properties officeooo:rsid="17aa26b3"/>
    </style:style>
    <style:style style:name="T11" style:family="text">
      <style:text-properties fo:font-variant="normal" fo:text-transform="none" fo:color="#222222" fo:letter-spacing="normal"/>
    </style:style>
    <style:style style:name="T12" style:family="text">
      <style:text-properties fo:font-variant="normal" fo:text-transform="none" fo:color="#222222" fo:letter-spacing="normal" fo:language="en" fo:country="US"/>
    </style:style>
    <style:style style:name="T13" style:family="text">
      <style:text-properties fo:font-variant="normal" fo:text-transform="none" fo:color="#222222" fo:letter-spacing="normal" fo:language="cs" fo:country="CZ"/>
    </style:style>
    <style:style style:name="T14" style:family="text">
      <style:text-properties fo:font-variant="normal" fo:text-transform="none" fo:color="#222222" fo:letter-spacing="normal" fo:language="cs" fo:country="CZ" officeooo:rsid="17adade7"/>
    </style:style>
    <style:style style:name="T15" style:family="text">
      <style:text-properties officeooo:rsid="17b37d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rovna jsem dostříhal karty na Gamecon a řekl jsem si, že by možná nebylo od věci sesumírovat si, jak na tom s projektem jsem, co už mám za sebou a co mě dál (doufejme) čeká.</text:p>
      <text:p text:style-name="P2">1) Na začátku byl hrubý koncept:</text:p>
      <text:p text:style-name="P2"><text:span text:style-name="T11">• </text:span> Připravené dungeony.</text:p>
      <text:p text:style-name="P2"><text:span text:style-name="T11">• </text:span> Expy jsou z krystalů, které se postavy vydávají do dungeonů hledat.</text:p>
      <text:p text:style-name="P2"><text:span text:style-name="T11">• </text:span> Všechny schopnosti pochází z lootu v dungeonu (tedy z itemů).</text:p>
      <text:p text:style-name="P2"><text:span text:style-name="T11">• </text:span> Stručná obecná pravidla, všechny schopnosti budou mít pravidla v modulech s dungeonem.</text:p>
      <text:p text:style-name="P2"><text:span text:style-name="T11">• </text:span> Karty pro předměty, možná i potvory (na začátku jsem nevěděl, jak přesně to bude fungovat, chtěl jsem to prostě zkusit).</text:p>
      <text:p text:style-name="P2"><text:s/>A k tomu pár dlouhodobých snů:</text:p>
      <text:p text:style-name="P2"><text:span text:style-name="T11">• </text:span> Zahrát si něco ve stylu West Marches (<text:a xlink:type="simple" xlink:href="https://www.youtube.com/watch?v=oGAC-gBoX9k" text:style-name="Internet_20_link" text:visited-style-name="Visited_20_Internet_20_Link">https://www.youtube.com/watch?v=oGAC-gBoX9k</text:a>) kampaně, případně adventure league (hráči si přenáší postavy mezi „oficiálními“ dobrodružstvími).</text:p>
      <text:p text:style-name="P2"><text:span text:style-name="T11">• </text:span> <text:span text:style-name="T15">Zapojit do tvorby víc lidí.</text:span></text:p>
      <text:p text:style-name="P2">2) Z toho jsem vybral malý, dosažitelný aktuální cíl:</text:p>
      <text:p text:style-name="P2"><text:span text:style-name="T11">• </text:span> <text:span text:style-name="T15">stručná </text:span>pravidla <text:span text:style-name="T15">s návodem na hru</text:span> + 1 dungeon.</text:p>
      <text:p text:style-name="P2">3) Pustil jsem se do práce.</text:p>
      <text:p text:style-name="P2"><text:span text:style-name="T11">• </text:span> Něco sepsat bylo, jako obvykle, to úplně nejmenší a nejjednodušší.</text:p>
      <text:p text:style-name="P2"><text:span text:style-name="T11">• </text:span> V dalším kroku jsem potřeboval hráče, abych nápady mohl začít testovat při reálné hře.</text:p>
      <text:p text:style-name="P2"><text:soft-page-break/><text:span text:style-name="T11">• </text:span> Podařilo se mi přemluvit své dosavadní spoluhráče a začali jsme hrát nejdřív samostatný dungeon (ne moc dobře připravený, byl to vlastně první test konceptů).</text:p>
      <text:p text:style-name="P2"><text:span text:style-name="T11">• </text:span> Odehráli jsme první dungeon. Ttrvalo to skoro čtvrt roku, mimo jiné proto, že jsme se ze začátku nedokázali shodnout na herním stylu (většina hráčů hrála na sebe, lootovali si potají předměty a spolupráce ve skupině prakticky nefungovala), a taky to bylo přes vánoce a dost se pauzírovalo. <text:span text:style-name="T10">Každopádně i tak bylo jasný, že první nastřelený dungeon je prostě moc velkej.</text:span></text:p>
      <text:p text:style-name="P3"><text:span text:style-name="T11">• </text:span> Následně jsme rozjeli kampaň. Opět byl docela problém hráče přemluvit, ale vyšli mi vstříc. Kampaň sama o sobě k cíli nesměřuje, ale můžu dál testovat pravidla a úpravy. Pracuju na druhém dungeon.</text:p>
      <text:p text:style-name="P3"><text:span text:style-name="T11">• </text:span> Druhý dungeon je hotový, tentokrát komplet s mapou, kartami pro všechny předměty (a nově na zkoušku i pro potvory) a kompletním popisem (první dugeon jsem zdaleka neměl dodělaný). Rozehráváme ho s kampaňovou skupinou a hledám hráče na testovací oneshot.</text:p>
      <text:p text:style-name="P3"><text:span text:style-name="T11">• </text:span> Někdy touhle dobou jsem taky začal hledat hráče na druhou skupinu do multikampaně. Důvody mám dva: Jednak potřebuju rozšířit základnu potenciálních spolupracovníků (ať už na testovací hry nebo i něco vážnějšího) a navíc si chci vyzkoušet multikampaň, abych měl představu, jak reálné je hrát něco ve stylu West Marches, jak to budu zvládat a co to bude obnášet.</text:p>
      <text:p text:style-name="P8"><text:span text:style-name="T11">• </text:span> Intenzivně pracuju na světě pro kampaň. Původně jsem to nechtěl dělat (měly to být čistě jen dungeony), ale vzhledem k tomu, že mám výhledově zálusk na kampaň ve stylu Black Marches, tak potřebuju nějakej nástřel sdíleného světa, ve kterém se bude hrát. Díky tomu si taky ujasňuju, jaké budou k dispozici rasy (varianty typu horský trpaslík nedávají v novém světě smysl, díky tomu se to dost zjednodušilo).</text:p>
      <text:p text:style-name="P3"><text:soft-page-break/><text:span text:style-name="T11">• </text:span> Oneshot druhého dungeonu s náhodně poskládanými hráči. V podstatě první zkouška ohněm – mimo jiné proto, že jsem fakt netušil, jestli to opravdu půjde odehrát za 8 hodin, která na to byly vyhrazené.</text:p>
      <text:p text:style-name="P3"><text:span text:style-name="T11">• </text:span> Odehrát jsme to stihli (musel jsem to docela hnát, ale ve výsledku to byla mnohem lepší hra, než když jsem hráčům nechával volné tempo), dostal jsem pak spoustu feedbacku.</text:p>
      <text:p text:style-name="P3"><text:span text:style-name="T11">• </text:span> Poprvé se sešla druhá skupina do multikampaně. Hráči se těší, já taky, tak snad to bude fungovat ;-<text:span text:style-name="T8">)</text:span></text:p>
      <text:p text:style-name="P3"><text:span text:style-name="T12">• </text:span><text:span text:style-name="T8"> Dokon</text:span><text:span text:style-name="T1">čuju úpravy druhého dungeonu na základě nasbíraného feedbacku. První nástřel byl až překvapivě funkční – nemusel jsem vlastně nic zásadního měnit, všechno jsou detaily a drobná vylepšení. S pravidly taky nebyl problém.</text:span></text:p>
      <text:p text:style-name="P4"><text:span text:style-name="T13">• </text:span><text:span text:style-name="T1"> Zuřivě přepisuju pravidla. V průběhu testování jsem si k nim sepsal několikastránkové TODO, takže mám co dělat. Na mechanikách dělám už jen drobné změny, zato zgruntu přepisuju texty vysvětlující, jak se to vlastně sakra má hrát ;-</text:span><text:span text:style-name="T8">) Zji</text:span><text:span text:style-name="T1">šťuju, že první verzi jsem psal zbytečně obecně – vyhazuju spoustu kapitol, které se netýkají dungeoncrawlu.</text:span></text:p>
      <text:p text:style-name="P5"><text:span text:style-name="T1">4) </text:span><text:span text:style-name="T2">Příští týden mě čeká Gamecon. Uvidíme, co se tam všechno semele, každopádně to bude další intenzivní playtesting druhého dungeonu s úpravami v pravidlech.</text:span></text:p>
      <text:p text:style-name="P5"><text:span text:style-name="T14">• </text:span><text:span text:style-name="T2"> </text:span><text:span text:style-name="T7">Pravidla budu ještě kompletně revidovat (a dungeon po testování na Gameconu nejspíš taky), ale i tak myslím, že můžu říct, že držím v rucecelkem solidní beta verzi.</text:span></text:p>
      <text:p text:style-name="P6"><text:span text:style-name="T1">5) Výhled do bu</text:span><text:span text:style-name="T3">d</text:span><text:span text:style-name="T1">oucna.</text:span></text:p>
      <text:p text:style-name="P6"><text:soft-page-break/><text:span text:style-name="T13">• </text:span><text:span text:style-name="T1"> Nejdůležitější bod dalšího programu bude dodělat pravidla a najít alespoň jednoho dobrovolníka, který si zkusí všechno přečíst (pravidla + dungeon) a na základě toho odvede hru. </text:span><text:span text:style-name="T3">Tohle je pro mě důležitější, než aby si někdo pravidla přečetl a okomentoval.</text:span></text:p>
      <text:p text:style-name="P7"><text:span text:style-name="T13">• </text:span><text:span text:style-name="T1"> Čtení a komentování pravidel (nedělejte, že tu nejste! :</text:span><text:span text:style-name="T8">)). </text:span><text:span text:style-name="T9">N</text:span><text:span text:style-name="T4">edělám to poprvé, na druhou stranu poprvé vysvětluju, jak si představuju hraní oldschoolem inspirovaného dungeoncrawlu. Vzhledem k tomu, jaké problémy s tím měli mí dlouhodobí spoluhráči (což by měli všechno být RPGčkoví veterání), to nejspíš bude docela zajímavé pro všechny zúčastněné. Naštěstí už jsem reálně třikrát odehrál dungeon (a tou dobou snad za sebou budu mít další tři hry na Gameconu), takže už celkem vím, o čem mluvím a co se vlastně snažím popsat a vysvětlit.</text:span></text:p>
      <text:p text:style-name="P9"><text:span text:style-name="T4">6</text:span><text:span text:style-name="T1">) Konečně tu zatracenou věc vydat!</text:span></text:p>
      <text:p text:style-name="P9"><text:span text:style-name="T1">7) </text:span><text:span text:style-name="T5">Jestli touhle dobou pořád nebudu mít aspoň jednoho zájemce o vážnou spolupráci, tak snad už vážně skočím z mostu. Ale vážně:</text:span></text:p>
      <text:p text:style-name="P10"><text:span text:style-name="T13">• </text:span><text:span text:style-name="T1"> Pevně doufám, že mě čeká spousta redakční práce na dungeonech, které nebudu tvořit sám.</text:span></text:p>
      <text:p text:style-name="P10"><text:span text:style-name="T13">• </text:span><text:span text:style-name="T1"> Pro tyhle účely bude potřeba nějaký návod, jak na to. Trochu s tím už počítám, mám například systém tvorby bojových kouzel, který průběžně updatuju (každé kouzlo se tvoří z 15 bodů, které se rozhazují mezi dosah, rozsah, zranění a tak) a píšu si poznámky k tvorbě dungenů. Snad to časem bude někomu užitečné.</text:span></text:p>
      <text:p text:style-name="P10"><text:span text:style-name="T1">8) </text:span><text:span text:style-name="T6">More dungeons! A příběh, který se skrz ně bude proplét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5T21:32:46.702000000</dc:date>
    <meta:print-date>2113-01-01T00:00:00</meta:print-date>
    <meta:editing-cycles>10978</meta:editing-cycles>
    <meta:editing-duration>P32DT23H9M23S</meta:editing-duration>
    <meta:generator>LibreOffice/6.0.5.2$Windows_X86_64 LibreOffice_project/54c8cbb85f300ac59db32fe8a675ff7683cd5a16</meta:generator>
    <meta:document-statistic meta:table-count="0" meta:image-count="0" meta:object-count="0" meta:page-count="4" meta:paragraph-count="37" meta:word-count="928" meta:character-count="5684" meta:non-whitespace-character-count="4763"/>
  </office:meta>
</office:document-meta>
</file>